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u" fo:country="none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fo:language="eu" fo:country="none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Heading_20_4" style:master-page-name="Standard">
      <style:paragraph-properties fo:margin-left="0cm" fo:margin-right="0cm" fo:text-indent="0cm" style:auto-text-indent="false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h text:style-name="P6" text:outline-level="4">ABAÑI</text:h>
        <text:p text:style-name="P1">ABATEXE</text:p>
        <text:p text:style-name="P1">ALATIN</text:p>
        <text:p text:style-name="P1">ALBA PUNTI</text:p>
        <text:p text:style-name="P1">ALDOZUNIK</text:p>
        <text:p text:style-name="P1">ALA ERREZ</text:p>
        <text:p text:style-name="P4">ALLARTE</text:p>
        <text:p text:style-name="P1">ALLARTI</text:p>
        <text:p text:style-name="P1">ALLOS EIÑ</text:p>
        <text:p text:style-name="P1">ALTSAKARTI</text:p>
        <text:p text:style-name="P1">AMAN BEIXE</text:p>
        <text:p text:style-name="P1">AMA ZEUENA</text:p>
        <text:p text:style-name="P1">AMO GAÑEKU</text:p>
        <text:p text:style-name="P4">AMU EZPANIN </text:p>
        <text:p text:style-name="P4">AMURE</text:p>
        <text:p text:style-name="P2">AMUXKI</text:p>
        <text:p text:style-name="P4">ANDARRA</text:p>
        <text:p text:style-name="P1">ANDARRERI</text:p>
        <text:p text:style-name="P1">ANKILIKOT (ANKILIKOT, 1)</text:p>
        <text:p text:style-name="P1"><text:span text:style-name="T1">ANKILIKOTIN</text:span> (ANKILIKOT, 2)</text:p>
        <text:p text:style-name="P1">APITA</text:p>
        <text:p text:style-name="P1">APRE</text:p>
        <text:p text:style-name="P1">ARDAUZKO IZARI</text:p>
        <text:p text:style-name="P1">ARDOR-ARRAÑE</text:p>
        <text:p text:style-name="P1">ARGIBEL</text:p>
        <text:p text:style-name="P1">ARÍ-ARITTIK EIÑ</text:p>
        <text:p text:style-name="P4">ARIXE</text:p>
        <text:p text:style-name="P1">ARIMA MUNDUKOIK (ARIMI, 3)</text:p>
        <text:p text:style-name="P1">ARIMAPILE</text:p>
        <text:p text:style-name="P1">ARIMI APARTATA (ARIMI, 4)</text:p>
        <text:p text:style-name="P1">ARMONIXAN EIÑ</text:p>
        <text:p text:style-name="P1">ARMONIXE</text:p>
        <text:p text:style-name="P1">ARRAÑE TUNTUX (TUNTUX, 2)</text:p>
        <text:p text:style-name="P1">ARRAPE</text:p>
        <text:p text:style-name="P1">ARRARI (ARRARI, 2)</text:p>
        <text:p text:style-name="P4">ARTAZI</text:p>
        <text:p text:style-name="P1">ARTXIRRIXE</text:p>
        <text:p text:style-name="P1">ASKÍ</text:p>
        <text:p text:style-name="P1">ASTRUSIXE</text:p>
        <text:p text:style-name="P4">ATABLI EIÑ</text:p>
        <text:p text:style-name="P1">ATELAMATO</text:p>
        <text:p text:style-name="P1">ATESALDIXE</text:p>
        <text:p text:style-name="P4">ATESO</text:p>
        <text:p text:style-name="P1">ATRAPO</text:p>
        <text:p text:style-name="P1">ATUN PEKAZTU (ATUNE, 2)</text:p>
        <text:p text:style-name="P2">ATZEKU</text:p>
        <text:p text:style-name="P1">AU ZEÑENTZAT</text:p>
        <text:p text:style-name="P1">AUERI</text:p>
        <text:p text:style-name="P1">AUF</text:p>
        <text:p text:style-name="P1">AURTZI</text:p>
        <text:p text:style-name="P2">AXUETI</text:p>
        <text:p text:style-name="P1">AZALERI</text:p>
        <text:p text:style-name="P1"><text:soft-page-break/>AZAMUSKARRA</text:p>
        <text:p text:style-name="P1">AZI-ARRAZI</text:p>
        <text:p text:style-name="P1">BALKOIKO ORRATZA</text:p>
        <text:p text:style-name="P1">BALTZERU</text:p>
        <text:p text:style-name="P1">BAPEZTU</text:p>
        <text:p text:style-name="P1">BARRUNE</text:p>
        <text:p text:style-name="P1">BAUAN-BAUAN (BAUE, 2)</text:p>
        <text:p text:style-name="P1">BAUBARARAKA (BAUBARI, 2)</text:p>
        <text:p text:style-name="P3">BAUBARI</text:p>
        <text:p text:style-name="P1">BEI GANDU</text:p>
        <text:p text:style-name="P1">BEIE-BEIE</text:p>
        <text:p text:style-name="P4">BELA EIÑ</text:p>
        <text:p text:style-name="P1">BENIRAN IBILLI</text:p>
        <text:p text:style-name="P1">BENIRI</text:p>
        <text:p text:style-name="P4">BERBALEKU IPIÑI</text:p>
        <text:p text:style-name="P1">BERLENKI</text:p>
        <text:p text:style-name="P1">BESAMOTZA</text:p>
        <text:p text:style-name="P4">BESTELA-BAITTAKUN</text:p>
        <text:p text:style-name="P4">BI-BITTA</text:p>
        <text:p text:style-name="P1">BILLABARRIKI</text:p>
        <text:p text:style-name="P1">BITSARRAÑE</text:p>
        <text:p text:style-name="P1">BITTATERNAN</text:p>
        <text:p text:style-name="P1">BIXIKAN (BIXIKI, 2)</text:p>
        <text:p text:style-name="P1">BIXIKI</text:p>
        <text:p text:style-name="P1">BLANKIANDO</text:p>
        <text:p text:style-name="P1">BLANKIRAKA (BLANKIRI)</text:p>
        <text:p text:style-name="P1">BLANKIRI (BLANKIRI, 1)</text:p>
        <text:p text:style-name="P1">BLASTIN</text:p>
        <text:p text:style-name="P1">BONBARRIKI</text:p>
        <text:p text:style-name="P2">BORRAGARRIXE</text:p>
        <text:p text:style-name="P1">BOSA</text:p>
        <text:p text:style-name="P1"><text:span text:style-name="T1">BOSINGAN</text:span> (BOSINGI, 2)</text:p>
        <text:p text:style-name="P1">BOSINGI (BOSINGI, 1)</text:p>
        <text:p text:style-name="P1">BRINKOLAK</text:p>
        <text:p text:style-name="P1">BUNDILLE</text:p>
        <text:p text:style-name="P1">BUTTU</text:p>
        <text:p text:style-name="P1">DALE EIÑ</text:p>
        <text:p text:style-name="P1">DARDARAKU</text:p>
        <text:p text:style-name="P1">DART</text:p>
        <text:p text:style-name="P2">DARTARI</text:p>
        <text:p text:style-name="P1">DESENTOLLA</text:p>
        <text:p text:style-name="P1">DESESKAMA</text:p>
        <text:p text:style-name="P1">DESKOSTILLA</text:p>
        <text:p text:style-name="P4">DESOSIUE</text:p>
        <text:p text:style-name="P2">DEUTSALA</text:p>
        <text:p text:style-name="P1">DIAMOTXU</text:p>
        <text:p text:style-name="P4">DINGILIN-DANGULUN</text:p>
        <text:p text:style-name="P4">DRA</text:p>
        <text:p text:style-name="P1">DRAMIO</text:p>
        <text:p text:style-name="P1">DRANBARAKO ARRAÑE (DRANBARI, 3)</text:p>
        <text:p text:style-name="P1">DRANBARAN (DRANBARI, 2)</text:p>
        <text:p text:style-name="P1">DRANBARI (DRANBARI, 1)</text:p>
        <text:p text:style-name="P1"><text:soft-page-break/>DZANGA EIÑ (DZANGA EIÑ, 1)</text:p>
        <text:p text:style-name="P1">DZANGA EIÑ (DZANGA EIÑ, 1)</text:p>
        <text:p text:style-name="P1">DZANGA EIÑ (DZANGA EIÑ, 2)</text:p>
        <text:p text:style-name="P1">DZANGA-DZANGA ERAN (DZANGA EIÑ, 3)</text:p>
        <text:p text:style-name="P1">DZANGARA BATEN (DZANGARI, 2)</text:p>
        <text:p text:style-name="P1">DZANGARAKA (DZANGARI, 3)</text:p>
        <text:p text:style-name="P1">DZANGARAN (DZANGARI, 4)</text:p>
        <text:p text:style-name="P1">DZANGARI (DZANGARI, 1)</text:p>
        <text:p text:style-name="P1">DZANGARI (DZANGARI, 1)</text:p>
        <text:p text:style-name="P1">DZANGIUAN (DZANGARI, 5)</text:p>
        <text:p text:style-name="P1">DZAPART</text:p>
        <text:p text:style-name="P1">DZAPARTARI</text:p>
        <text:p text:style-name="P1">DZAZT</text:p>
        <text:p text:style-name="P1">DZI EIÑ</text:p>
        <text:p text:style-name="P1">DZINGALEKU</text:p>
        <text:p text:style-name="P1">DZINGÍ-DZÁNGA</text:p>
        <text:p text:style-name="P1">DZIRTIOLAK</text:p>
        <text:p text:style-name="P1">DZU</text:p>
        <text:p text:style-name="P1">DZU EIÑ</text:p>
        <text:p text:style-name="P4">EAKARRI</text:p>
        <text:p text:style-name="P4">EKINTXARREKU</text:p>
        <text:p text:style-name="P1">ENKARNA</text:p>
        <text:p text:style-name="P1">ENPARA</text:p>
        <text:p text:style-name="P1">ENPARAGARRITTASUNE</text:p>
        <text:p text:style-name="P1">ENPARAGARRIXE</text:p>
        <text:p text:style-name="P1">ENPARU</text:p>
        <text:p text:style-name="P1">ENPATXA</text:p>
        <text:p text:style-name="P1">ENPATXU</text:p>
        <text:p text:style-name="P1">ENTOLLA</text:p>
        <text:p text:style-name="P1">ENTRADI</text:p>
        <text:p text:style-name="P4">ENTZUNTXARREKU</text:p>
        <text:p text:style-name="P1">EPETIN</text:p>
        <text:p text:style-name="P4">ERAMANA</text:p>
        <text:p text:style-name="P1">ERAÑE</text:p>
        <text:p text:style-name="P1">EREJIXAK</text:p>
        <text:p text:style-name="P1">ERLAXE</text:p>
        <text:p text:style-name="P4">ERREKALI ARTU</text:p>
        <text:p text:style-name="P1">ERREPALARI</text:p>
        <text:p text:style-name="P1">ERRIE EMON</text:p>
        <text:p text:style-name="P1">ESEOMO</text:p>
        <text:p text:style-name="P4">ESKARDI</text:p>
        <text:p text:style-name="P1">ESKUARRAÑE</text:p>
        <text:p text:style-name="P1">ESKUKO BIARRA</text:p>
        <text:p text:style-name="P4">ESPAZIO</text:p>
        <text:p text:style-name="P1">ESTRENTXARI</text:p>
        <text:p text:style-name="P1">ESTROPALAXE</text:p>
        <text:p text:style-name="P2">ESTUDIANTI </text:p>
        <text:p text:style-name="P1">ETXAS</text:p>
        <text:p text:style-name="P1">ETXEBARRU</text:p>
        <text:p text:style-name="P2">EURI-LANTXE</text:p>
        <text:p text:style-name="P4">EZETTEKU</text:p>
        <text:p text:style-name="P1">EZKER DA AIDE (EZKER DA AIDE, 2)</text:p>
        <text:p text:style-name="P1"><text:soft-page-break/>EZKONPA</text:p>
        <text:p text:style-name="P4">EZPITTU</text:p>
        <text:p text:style-name="P1">EZPIXE</text:p>
        <text:p text:style-name="P1">EZTA TXARRA-BE!</text:p>
        <text:p text:style-name="P1">EZTABALE</text:p>
        <text:p text:style-name="P1">EZTAUKE ATRAPAURIK</text:p>
        <text:p text:style-name="P5">FAMAU</text:p>
        <text:p text:style-name="P2">FEBRERU</text:p>
        <text:p text:style-name="P1">FIRO</text:p>
        <text:p text:style-name="P1">FIT</text:p>
        <text:p text:style-name="P1">FLOT</text:p>
        <text:p text:style-name="P1">FLOTIN</text:p>
        <text:p text:style-name="P2">FUEGUN</text:p>
        <text:p text:style-name="P1">GALANTU</text:p>
        <text:p text:style-name="P4">GALGOI </text:p>
        <text:p text:style-name="P2">GALTZA TXIKIXAK</text:p>
        <text:p text:style-name="P1">GANBUZTEN EIÑ</text:p>
        <text:p text:style-name="P1">GANORABAIKOTASUNE</text:p>
        <text:p text:style-name="P1">GANTZERU</text:p>
        <text:p text:style-name="P1">GARIXU</text:p>
        <text:p text:style-name="P1">GAUZI ZEUAZ DA</text:p>
        <text:p text:style-name="P1">GAZTI (GAZTI, 2)</text:p>
        <text:p text:style-name="P1">GEUNE</text:p>
        <text:p text:style-name="P1">GILI-GILI</text:p>
        <text:p text:style-name="P1">GIXI</text:p>
        <text:p text:style-name="P1">GOBERNU</text:p>
        <text:p text:style-name="P1">GOIBURU</text:p>
        <text:p text:style-name="P1">GORA-GORAKA ASI</text:p>
        <text:p text:style-name="P1">GORAN-GORAN</text:p>
        <text:p text:style-name="P1">GORI EMON (GORI EMON, 2)</text:p>
        <text:p text:style-name="P1"><text:span text:style-name="T1">GORRIXE ATA</text:span> (GORRIXE, 4)</text:p>
        <text:p text:style-name="P1">GRAK</text:p>
        <text:p text:style-name="P1">GRIK EIÑ</text:p>
        <text:p text:style-name="P1">GUARDABAJO</text:p>
        <text:p text:style-name="P1">GURMAIZTE</text:p>
        <text:p text:style-name="P4">IASAKU</text:p>
        <text:p text:style-name="P1">INGELESIN</text:p>
        <text:p text:style-name="P1">INKA</text:p>
        <text:p text:style-name="P1">INPERIXUK</text:p>
        <text:p text:style-name="P1">INPLA</text:p>
        <text:p text:style-name="P4">INTZIRRIKATUN</text:p>
        <text:p text:style-name="P4">INTZIRRIKATURI</text:p>
        <text:p text:style-name="P1">IPAR AGILLOI</text:p>
        <text:p text:style-name="P1">IPAR AUTSE</text:p>
        <text:p text:style-name="P1">IPARRA (IPARRA, 2)</text:p>
        <text:p text:style-name="P1">IRABIÑI</text:p>
        <text:p text:style-name="P1">IRIONDO ARRAÑE</text:p>
        <text:p text:style-name="P4">ITXOSU BETEKU</text:p>
        <text:p text:style-name="P1">ITXURABAIKO BERBAK</text:p>
        <text:p text:style-name="P4">IXILLIMATUN</text:p>
        <text:p text:style-name="P1">IXKIRATAKO <text:s/>PRAKAK</text:p>
        <text:p text:style-name="P1">IXKIRERU</text:p>
        <text:p text:style-name="P1"><text:soft-page-break/>IXURDAK BRONTARAKA (IXURDI, 2)</text:p>
        <text:p text:style-name="P1">IZERDI FLOTIN</text:p>
        <text:p text:style-name="P1">JANA PAGA ERAIÑ (JANA, 2)</text:p>
        <text:p text:style-name="P1">JANERI</text:p>
        <text:p text:style-name="P1">JANGOIKUK EIÑDDAKU</text:p>
        <text:p text:style-name="P4">JARDUN TXARREKU</text:p>
        <text:p text:style-name="P1">JATEARRAÑE</text:p>
        <text:p text:style-name="P1"><text:span text:style-name="T1">JENIXU </text:span>(JENIXU, 2)</text:p>
        <text:p text:style-name="P1">JENTEMORU</text:p>
        <text:p text:style-name="P1">KABRAMONTESA</text:p>
        <text:p text:style-name="P4">KABRAN</text:p>
        <text:p text:style-name="P1">KAKANARRU</text:p>
        <text:p text:style-name="P1">KAKANTZAN ARPEXE (KAKANTZA, 2)</text:p>
        <text:p text:style-name="P1">KAKANTZEROKA</text:p>
        <text:p text:style-name="P1">KAKATZI (KAKATZI, 2)</text:p>
        <text:p text:style-name="P1">KALA (KALA, 1)</text:p>
        <text:p text:style-name="P1">KALABEUNE</text:p>
        <text:p text:style-name="P1">KALAN ERDIXE</text:p>
        <text:p text:style-name="P4">KALAPITXIXE</text:p>
        <text:p text:style-name="P1">KALARAN-KALARAN</text:p>
        <text:p text:style-name="P1">KAMADARRA</text:p>
        <text:p text:style-name="P1">KAMAZPIXE</text:p>
        <text:p text:style-name="P1">KANDELA EZPLAMI</text:p>
        <text:p text:style-name="P1">KANKAMUK JO</text:p>
        <text:p text:style-name="P1">KANPAXI</text:p>
        <text:p text:style-name="P1">KARRERI ATÁ (KARRERI, 6)</text:p>
        <text:p text:style-name="P1"><text:span text:style-name="T1">KARRERI EUKÍ</text:span> (KARRERI, 5)</text:p>
        <text:p text:style-name="P1">KEJANTI</text:p>
        <text:p text:style-name="P1">KEPIRES</text:p>
        <text:p text:style-name="P1">KIES</text:p>
        <text:p text:style-name="P1">KIESIK</text:p>
        <text:p text:style-name="P1">KIKIRRI EUKI</text:p>
        <text:p text:style-name="P1">KILLEUN</text:p>
        <text:p text:style-name="P1">KIRIKIÑADI</text:p>
        <text:p text:style-name="P1">KIRIKOLAU</text:p>
        <text:p text:style-name="P1">KIRRIXKI</text:p>
        <text:p text:style-name="P1">KOLKO</text:p>
        <text:p text:style-name="P1">KOLTXON DE MOLLI</text:p>
        <text:p text:style-name="P1">KOMERIANTAK</text:p>
        <text:p text:style-name="P2">KOMERIANTERU</text:p>
        <text:p text:style-name="P1">KONOTIN</text:p>
        <text:p text:style-name="P1">KONTESTONI</text:p>
        <text:p text:style-name="P4">KONTUERREZOI</text:p>
        <text:p text:style-name="P4">KORDA-ALAN</text:p>
        <text:p text:style-name="P5">KORDA-BOTAN</text:p>
        <text:p text:style-name="P1">KORRE</text:p>
        <text:p text:style-name="P1">KORRENKA</text:p>
        <text:p text:style-name="P1">KORRENTA</text:p>
        <text:p text:style-name="P1">KORRETI</text:p>
        <text:p text:style-name="P1">KORTXELA</text:p>
        <text:p text:style-name="P1">KOSTALAZUNE</text:p>
        <text:p text:style-name="P1">KOTOR MANDDUBI</text:p>
        <text:p text:style-name="P1"><text:soft-page-break/>KRISALA</text:p>
        <text:p text:style-name="P1">KRISALIN</text:p>
        <text:p text:style-name="P1">KUIDA</text:p>
        <text:p text:style-name="P1">KUKULUMUTXU</text:p>
        <text:p text:style-name="P1">KUKUMIKU KAÑOLA</text:p>
        <text:p text:style-name="P1">KUKUTXI MANTZANA</text:p>
        <text:p text:style-name="P4">KULPANTI</text:p>
        <text:p text:style-name="P1">KULUMIÑU</text:p>
        <text:p text:style-name="P1">KURIKAN</text:p>
        <text:p text:style-name="P1">KURKILLDDU (KURKILLE, 1)</text:p>
        <text:p text:style-name="P1">KURKILLE (KURKILLE, 1)</text:p>
        <text:p text:style-name="P4">LANTZOI</text:p>
        <text:p text:style-name="P1">LARIUAN</text:p>
        <text:p text:style-name="P1">LARRISTU</text:p>
        <text:p text:style-name="P1">LASTI</text:p>
        <text:p text:style-name="P4">LASTU ATA</text:p>
        <text:p text:style-name="P1">LAUNTZARRA</text:p>
        <text:p text:style-name="P1">LEGRAMU</text:p>
        <text:p text:style-name="P4">LONGARTIÑU</text:p>
        <text:p text:style-name="P1">LORU</text:p>
        <text:p text:style-name="P1">LUMA-TXITXARRU</text:p>
        <text:p text:style-name="P1">LUZELETRIKA PALU</text:p>
        <text:p text:style-name="P1">MADARIKASTI</text:p>
        <text:p text:style-name="P1">MAIZTA (MAIZTA, 1)</text:p>
        <text:p text:style-name="P1">MAIZTA (MAIZTA, 2)</text:p>
        <text:p text:style-name="P1"><text:span text:style-name="T1">MAIZTAU EIÑ</text:span> (MAIZTAU EIÑ, 1)</text:p>
        <text:p text:style-name="P1">MAIZTAU EIÑ (MAIZTAU EIÑ, 2)</text:p>
        <text:p text:style-name="P1">MAIZTERU</text:p>
        <text:p text:style-name="P4">MAKALA</text:p>
        <text:p text:style-name="P1">MAKALAN TERTIXOKU</text:p>
        <text:p text:style-name="P1">MALIPAIK</text:p>
        <text:p text:style-name="P1">MALLERDIKU (MALLI, 2)</text:p>
        <text:p text:style-name="P4">MALUTATAN EIÑ</text:p>
        <text:p text:style-name="P1">MAMALI</text:p>
        <text:p text:style-name="P1">MAMARRU</text:p>
        <text:p text:style-name="P1">MAMATO</text:p>
        <text:p text:style-name="P1">MAMERTO</text:p>
        <text:p text:style-name="P1">MANDAMAISTRI</text:p>
        <text:p text:style-name="P1">MANDANGI</text:p>
        <text:p text:style-name="P1">MÁNDU (MÁNDU, 1)</text:p>
        <text:p text:style-name="P1">MANIKORTZIXUK</text:p>
        <text:p text:style-name="P2">MANKA</text:p>
        <text:p text:style-name="P1">MANOPATRIKARI</text:p>
        <text:p text:style-name="P4">MANTZIÑE</text:p>
        <text:p text:style-name="P1">MANU</text:p>
        <text:p text:style-name="P4">MANUTU</text:p>
        <text:p text:style-name="P1">MARARIXENA</text:p>
        <text:p text:style-name="P1">MARASMINTXI</text:p>
        <text:p text:style-name="P4">MARE PUNTI</text:p>
        <text:p text:style-name="P1">MARIAZIÑOI</text:p>
        <text:p text:style-name="P1">MARRAENA</text:p>
        <text:p text:style-name="P1">MARRALLI</text:p>
        <text:p text:style-name="P4"><text:soft-page-break/>MARU</text:p>
        <text:p text:style-name="P1">MASA BORRI</text:p>
        <text:p text:style-name="P1">MASKA</text:p>
        <text:p text:style-name="P1">MAUSTAKO BALDI</text:p>
        <text:p text:style-name="P1">MAUSTI</text:p>
        <text:p text:style-name="P1">MEEZI-BE OBAIK</text:p>
        <text:p text:style-name="P1">MAZIXIN IBILLI</text:p>
        <text:p text:style-name="P1"/>
        <text:p text:style-name="P1">MERMI (MERMI, 2)</text:p>
        <text:p text:style-name="P1">METIU</text:p>
        <text:p text:style-name="P1">MILIXKA</text:p>
        <text:p text:style-name="P1">MOKOLOI</text:p>
        <text:p text:style-name="P1">MONGOLIÑUK</text:p>
        <text:p text:style-name="P1">MOÑU (MOÑU, 3)</text:p>
        <text:p text:style-name="P1">MURMU</text:p>
        <text:p text:style-name="P1">MURTZILLU</text:p>
        <text:p text:style-name="P1">MUS EIÑ</text:p>
        <text:p text:style-name="P1">MUSARAN</text:p>
        <text:p text:style-name="P1">MUSARI</text:p>
        <text:p text:style-name="P1">MUSTURRIO</text:p>
        <text:p text:style-name="P4">NARRU ATA</text:p>
        <text:p text:style-name="P1">NEAR-MUXINGAK</text:p>
        <text:p text:style-name="P1">OBRAMUERTI</text:p>
        <text:p text:style-name="P1">OJAELA</text:p>
        <text:p text:style-name="P1">ONDARRAZPIKU</text:p>
        <text:p text:style-name="P1">ONILLIN</text:p>
        <text:p text:style-name="P1">ORENKA</text:p>
        <text:p text:style-name="P1">PALANKA ZULU (PALANKI, 2)</text:p>
        <text:p text:style-name="P1">PALANKI (PALANKI, 1)</text:p>
        <text:p text:style-name="P1">PALIN</text:p>
        <text:p text:style-name="P1">PALOTA</text:p>
        <text:p text:style-name="P1">PANPANU</text:p>
        <text:p text:style-name="P1">PARDELA</text:p>
        <text:p text:style-name="P1">PART</text:p>
        <text:p text:style-name="P4">PARTILLABAIKO ARRAÑE</text:p>
        <text:p text:style-name="P2">PATAPARRAMI</text:p>
        <text:p text:style-name="P1">PEPIXKAKU</text:p>
        <text:p text:style-name="P1">PERLOI-URE (PERLOI, 2)</text:p>
        <text:p text:style-name="P1">PIKI</text:p>
        <text:p text:style-name="P1">PIPILIÑU</text:p>
        <text:p text:style-name="P1">PLA EIÑ</text:p>
        <text:p text:style-name="P1">PLA-PLA EIÑDDE</text:p>
        <text:p text:style-name="P1">PLASONA</text:p>
        <text:p text:style-name="P1">PLATI</text:p>
        <text:p text:style-name="P1">POPAIK</text:p>
        <text:p text:style-name="P1">POPAKEXU</text:p>
        <text:p text:style-name="P1">POPAX</text:p>
        <text:p text:style-name="P1">PUNTAKO ESNI</text:p>
        <text:p text:style-name="P1">PUNTAXKETA</text:p>
        <text:p text:style-name="P1">RU</text:p>
        <text:p text:style-name="P1">SAGAKU</text:p>
        <text:p text:style-name="P1">SAGAN</text:p>
        <text:p text:style-name="P1"><text:soft-page-break/>SAKI ATA</text:p>
        <text:p text:style-name="P1">SAKILLU</text:p>
        <text:p text:style-name="P1">SALIRAN (SALIRI, 2)</text:p>
        <text:p text:style-name="P1">SALIRI (SALIRI, 1) </text:p>
        <text:p text:style-name="P1">SALIRI (SALIRI, 3)</text:p>
        <text:p text:style-name="P1">SALTSA ARRAÑE</text:p>
        <text:p text:style-name="P1">SANBULLU</text:p>
        <text:p text:style-name="P1">SANBURNIO</text:p>
        <text:p text:style-name="P1">SANGALLAN IBILLI (SANGALLI, 2)</text:p>
        <text:p text:style-name="P1">SANGALLI (SANGALLI, 1)</text:p>
        <text:p text:style-name="P2">SANTUARTU</text:p>
        <text:p text:style-name="P1">SANTUK AMENIN (SANTUK, 3)</text:p>
        <text:p text:style-name="P1">SARBAISTE</text:p>
        <text:p text:style-name="P1">SARDIETA</text:p>
        <text:p text:style-name="P1">SARDINASTEKU</text:p>
        <text:p text:style-name="P1">SARDOI (SARDOI, 2)</text:p>
        <text:p text:style-name="P1">SARITAN (SARI, 3)</text:p>
        <text:p text:style-name="P1">SARRAKIXU ATA</text:p>
        <text:p text:style-name="P1">SARRAMUSKARI</text:p>
        <text:p text:style-name="P2">SEGERI ATA</text:p>
        <text:p text:style-name="P1">SEKULAXUN</text:p>
        <text:p text:style-name="P1">SENARI</text:p>
        <text:p text:style-name="P1">SEÑERU</text:p>
        <text:p text:style-name="P1">SERGERATU</text:p>
        <text:p text:style-name="P1">SILLA-POPI <text:s/>(SILLI, 4)</text:p>
        <text:p text:style-name="P1">SOLTZOLLEKUK (SOLTZOLLEKUK, 1)</text:p>
        <text:p text:style-name="P1">SOLTZOLLIN (SOLTZOLLEKUK, 2)</text:p>
        <text:p text:style-name="P1">SONDI</text:p>
        <text:p text:style-name="P1">SOTANAK EMON</text:p>
        <text:p text:style-name="P1">SUESTA</text:p>
        <text:p text:style-name="P1">TAKOT-MANDDUBI (TAKOTA, 2)</text:p>
        <text:p text:style-name="P1">TAKOTA (TAKOTA, 1)</text:p>
        <text:p text:style-name="P1">TANBORTA</text:p>
        <text:p text:style-name="P2">TANTZI</text:p>
        <text:p text:style-name="P1">TARTAMOTELA</text:p>
        <text:p text:style-name="P1">TATU</text:p>
        <text:p text:style-name="P1">TOLA</text:p>
        <text:p text:style-name="P1">TOLLANAK EMON</text:p>
        <text:p text:style-name="P1">TONTORTU</text:p>
        <text:p text:style-name="P1">TOTOTU</text:p>
        <text:p text:style-name="P1">TOTU</text:p>
        <text:p text:style-name="P1">TRANKALLADI</text:p>
        <text:p text:style-name="P1">TRASKUK</text:p>
        <text:p text:style-name="P1">TRATOMONTAÑI</text:p>
        <text:p text:style-name="P1">TREINTAKUARENTAKU</text:p>
        <text:p text:style-name="P1">TRESMURI</text:p>
        <text:p text:style-name="P1">TRILLU ATA</text:p>
        <text:p text:style-name="P1">TRIPITRAPU</text:p>
        <text:p text:style-name="P1">TRIXKU ATA</text:p>
        <text:p text:style-name="P1">TRONGILLE</text:p>
        <text:p text:style-name="P1">TRUNPALLE (TRUNPALLE, 1)</text:p>
        <text:p text:style-name="P1">TRUNPALLE (TRUNPALLE, 2)</text:p>
        <text:p text:style-name="P1"><text:soft-page-break/>TRUXUK</text:p>
        <text:p text:style-name="P1">TTA-TTA</text:p>
        <text:p text:style-name="P1">TTANTTOLA</text:p>
        <text:p text:style-name="P1">TTITTI-POTTIN</text:p>
        <text:p text:style-name="P2">TUNTUX</text:p>
        <text:p text:style-name="P1">TUNTUX (TUNTUX, 2)</text:p>
        <text:p text:style-name="P1">TURTUBI</text:p>
        <text:p text:style-name="P1">TXAAKI</text:p>
        <text:p text:style-name="P1">TXABOLA-EZKONTZI (EZKONTZI, 3)</text:p>
        <text:p text:style-name="P1">TXANTXOSO</text:p>
        <text:p text:style-name="P1">TXANTXOSI (TXANTXOSO, 2)</text:p>
        <text:p text:style-name="P1">TXARTAMAKALA</text:p>
        <text:p text:style-name="P1">TXARTANGU</text:p>
        <text:p text:style-name="P1">TXARTANKA</text:p>
        <text:p text:style-name="P1">TXARTARA MAKALA (TXARTARI, 2)</text:p>
        <text:p text:style-name="P1">TXARTARI (TXARTARI, 1)</text:p>
        <text:p text:style-name="P1">TXARTELA (TXARTELA, 2)</text:p>
        <text:p text:style-name="P1">TXERMOLA (TXRMOLA, 1)</text:p>
        <text:p text:style-name="P1">TXIKIRRIÑU</text:p>
        <text:p text:style-name="P1">TXIKOTETIK EIÑ (TXIKOTA, 3)</text:p>
        <text:p text:style-name="P1">TXIKOTETIK-TXIKOTEA (TXIKOTA, 4)</text:p>
        <text:p text:style-name="P1">TXILIÑ BALTZA</text:p>
        <text:p text:style-name="P1">TXILL EIÑ</text:p>
        <text:p text:style-name="P1">TXINTXIRRIKAN (TXINTXIRRIKI, 2)</text:p>
        <text:p text:style-name="P2">TXINTXIRRIKI (TXINTXIRRIKI, 1)</text:p>
        <text:p text:style-name="P1">TXIRINGOLAN (TXIRINGOLI, 2)</text:p>
        <text:p text:style-name="P1">TXIRINGOLI (TXIRINGOLI, 1)</text:p>
        <text:p text:style-name="P1">TXIRIPARI</text:p>
        <text:p text:style-name="P1">TXIRRIBORRASKI</text:p>
        <text:p text:style-name="P1">TXIRRIXU</text:p>
        <text:p text:style-name="P1">TXIRTA</text:p>
        <text:p text:style-name="P1">TXIRTXILLEXI</text:p>
        <text:p text:style-name="P1">TXITXAISTE</text:p>
        <text:p text:style-name="P1">TXOTXIÑE</text:p>
        <text:p text:style-name="P1">TXUPILLA</text:p>
        <text:p text:style-name="P1">TXURLAKA (TXURLI, 2)</text:p>
        <text:p text:style-name="P1">TXURLI (TXURLI, 1)</text:p>
        <text:p text:style-name="P1">TXURRU-TXURRU</text:p>
        <text:p text:style-name="P1">TXURT (TXURT, 1)</text:p>
        <text:p text:style-name="P1">TXURTARI (TXURT, 2)</text:p>
        <text:p text:style-name="P1">UBILLKE</text:p>
        <text:p text:style-name="P1">ULI <text:s/>PIKA (ULI, 2)</text:p>
        <text:p text:style-name="P1">ULI TXARTONATA (ULI, 3)</text:p>
        <text:p text:style-name="P1">UNBAPAKU</text:p>
        <text:p text:style-name="P2">UNDIU </text:p>
        <text:p text:style-name="P1">UR MOLIUE (URE, 2)</text:p>
        <text:p text:style-name="P2">URAK EUKI (URE, 5)</text:p>
        <text:p text:style-name="P1">URROSKOLA</text:p>
        <text:p text:style-name="P1">XAXIARI</text:p>
        <text:p text:style-name="P1">ZAFRI ATA</text:p>
        <text:p text:style-name="P1">ZAKATZEUAN (ZAKATZA, 3)</text:p>
        <text:p text:style-name="P1">ZANBRUNI</text:p>
        <text:p text:style-name="P1"><text:soft-page-break/>ZATIXE (ZATIXE, 2)</text:p>
        <text:p text:style-name="P1">ZAZ ATA (ZAZ EIÑ, 2)</text:p>
        <text:p text:style-name="P1">ZAZ EIÑ (ZAZ EIÑ, 1)</text:p>
        <text:p text:style-name="P1">ZAZIN IBILLI (ZAZ EIÑ, 3)</text:p>
        <text:p text:style-name="P1">ZIBOTA</text:p>
        <text:p text:style-name="P1">ZINTTI ATA (ZINTTI, 2)</text:p>
        <text:p text:style-name="P1">ZIRIBIXKA</text:p>
        <text:p text:style-name="P1">ZIRRIZARRAKO ATI</text:p>
        <text:p text:style-name="P1">ZIZAPAPERA</text:p>
        <text:p text:style-name="P1">ZIZU</text:p>
        <text:p text:style-name="P1">ZORAMENDIXE (ZORAMENA, 2)</text:p>
        <text:p text:style-name="P2">ZORU PEA</text:p>
        <text:p text:style-name="P1">ZURIXE AT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635cm" fo:margin-right="0cm" fo:text-indent="0cm" style:auto-text-indent="false" fo:keep-with-next="always"/>
      <style:text-properties fo:font-size="11pt" fo:language="eu" fo:country="none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20pt" fo:language="eu" fo:country="none" fo:font-weight="bold" style:font-size-asian="20pt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4DT8H7M43S</meta:editing-duration>
    <meta:editing-cycles>57</meta:editing-cycles>
    <meta:generator>OpenOffice.org/3.3$Win32 OpenOffice.org_project/330m20$Build-9567</meta:generator>
    <dc:date>2020-05-22T23:51:52</dc:date>
    <meta:document-statistic meta:table-count="0" meta:image-count="0" meta:object-count="0" meta:page-count="10" meta:paragraph-count="480" meta:word-count="796" meta:character-count="5599"/>
    <meta:user-defined meta:name="Info 1"/>
    <meta:user-defined meta:name="Info 2"/>
    <meta:user-defined meta:name="Info 3"/>
    <meta:user-defined meta:name="Info 4"/>
  </office:meta>
</office:document-meta>
</file>